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ing_20_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golfcart is equipped with 2 computers and a wireless router. Here is the current configuration, and some quick documentation.</text:p>
      <text:h text:style-name="Heading_20_1" text:outline-level="1">The router</text:h>
      <text:p text:style-name="Standard">It is called golfcart-router, LAN IP is 192.168.1.1</text:p>
      <text:p text:style-name="Standard">The 2 computers are connected via wired ethernet to it.</text:p>
      <text:p text:style-name="Standard">To connect wirelessly, select the network called golfcart-router, WPA2 personal security, the password is golfcart.</text:p>
      <text:p text:style-name="Standard">To configure the router: connect and point your web-browser to 192.168.1.1. Username is <text:span text:style-name="T1">golfcart</text:span>, password is <text:span text:style-name="T1">nus</text:span><text:span text:style-name="T2">.</text:span></text:p>
      <text:h text:style-name="P3" text:outline-level="1">The master computer</text:h>
      <text:p text:style-name="P2">hostname: golfcart-master</text:p>
      <text:p text:style-name="P2">IP: 192.168.1.2 (fixed IP: the router's DHCP server is configured to assign it a static IP based on MAC address).</text:p>
      <text:p text:style-name="P2">username: golfcar</text:p>
      <text:p text:style-name="P2">passwd: nus</text:p>
      <text:p text:style-name="P2"/>
      <text:p text:style-name="P2">This computer runs the ROS master node and the high level navigation code</text:p>
      <text:h text:style-name="P3" text:outline-level="1">The lowlevel computer</text:h>
      <text:p text:style-name="P2">hostname: golfcart-lowlevel</text:p>
      <text:p text:style-name="P2">IP: 192.168.1.3 (fixed IP)</text:p>
      <text:p text:style-name="P2">username: golfcar</text:p>
      <text:p text:style-name="P2">passwd: nus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4M30S</meta:editing-duration>
    <meta:editing-cycles>7</meta:editing-cycles>
    <meta:generator>LibreOffice/3.4$Linux LibreOffice_project/340m1$Build-502</meta:generator>
    <dc:date>2012-05-18T14:03:18</dc:date>
    <dc:creator>brice rebsamen</dc:creator>
    <meta:document-statistic meta:table-count="0" meta:image-count="0" meta:object-count="0" meta:page-count="1" meta:paragraph-count="17" meta:word-count="127" meta:character-count="834" meta:non-whitespace-character-count="724"/>
    <meta:user-defined meta:name="Info 1"/>
    <meta:user-defined meta:name="Info 2"/>
    <meta:user-defined meta:name="Info 3"/>
    <meta:user-defined meta:name="Info 4"/>
  </office:meta>
</office:document-meta>
</file>